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.355cm" fo:margin-left="0.145cm" fo:margin-right="15.501cm" table:align="margins"/>
    </style:style>
    <style:style style:name="表格1.A" style:family="table-column">
      <style:table-column-properties style:column-width="1.355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5.65cm" fo:margin-left="0.145cm" fo:margin-right="11.206cm" table:align="margins"/>
    </style:style>
    <style:style style:name="表格2.A" style:family="table-column">
      <style:table-column-properties style:column-width="1.349cm" style:rel-column-width="15652*"/>
    </style:style>
    <style:style style:name="表格2.B" style:family="table-column">
      <style:table-column-properties style:column-width="2.413cm" style:rel-column-width="27989*"/>
    </style:style>
    <style:style style:name="表格2.C" style:family="table-column">
      <style:table-column-properties style:column-width="1.887cm" style:rel-column-width="21894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2504" officeooo:paragraph-rsid="00172504"/>
    </style:style>
    <style:style style:name="P2" style:family="paragraph" style:parent-style-name="Standard">
      <style:text-properties fo:font-size="15pt" officeooo:rsid="00176f98" officeooo:paragraph-rsid="00176f98" style:font-size-asian="15pt" style:font-size-complex="15pt"/>
    </style:style>
    <style:style style:name="P3" style:family="paragraph" style:parent-style-name="Standard">
      <style:text-properties fo:font-size="15pt" officeooo:rsid="001864d4" officeooo:paragraph-rsid="001864d4" style:font-size-asian="15pt" style:font-size-complex="15pt"/>
    </style:style>
    <style:style style:name="P4" style:family="paragraph" style:parent-style-name="Standard">
      <style:text-properties fo:font-size="15pt" officeooo:rsid="001864d4" officeooo:paragraph-rsid="00199d22" style:font-size-asian="15pt" style:font-size-complex="15pt"/>
    </style:style>
    <style:style style:name="P5" style:family="paragraph" style:parent-style-name="Standard">
      <style:text-properties fo:font-size="15pt" officeooo:rsid="00199d22" officeooo:paragraph-rsid="00199d22" style:font-size-asian="15pt" style:font-size-complex="15pt"/>
    </style:style>
    <style:style style:name="P6" style:family="paragraph" style:parent-style-name="Standard">
      <style:text-properties fo:font-size="15pt" officeooo:rsid="0019ba67" officeooo:paragraph-rsid="0019ba67" style:font-size-asian="15pt" style:font-size-complex="15pt"/>
    </style:style>
    <style:style style:name="P7" style:family="paragraph" style:parent-style-name="Standard">
      <style:text-properties fo:font-size="15pt" officeooo:rsid="001f9f9d" officeooo:paragraph-rsid="001864d4" style:font-size-asian="15pt" style:font-size-complex="15pt"/>
    </style:style>
    <style:style style:name="P8" style:family="paragraph" style:parent-style-name="Standard">
      <style:text-properties fo:font-size="15pt" officeooo:rsid="001f9f9d" officeooo:paragraph-rsid="001f9f9d" style:font-size-asian="15pt" style:font-size-complex="15pt"/>
    </style:style>
    <style:style style:name="P9" style:family="paragraph" style:parent-style-name="Standard">
      <style:text-properties fo:font-size="15pt" officeooo:rsid="001ffc2c" officeooo:paragraph-rsid="001ffc2c" style:font-size-asian="15pt" style:font-size-complex="15pt"/>
    </style:style>
    <style:style style:name="P10" style:family="paragraph" style:parent-style-name="Standard">
      <style:text-properties fo:font-size="15pt" officeooo:rsid="001ffc2c" officeooo:paragraph-rsid="0022caa4" style:font-size-asian="15pt" style:font-size-complex="15pt"/>
    </style:style>
    <style:style style:name="P11" style:family="paragraph" style:parent-style-name="Standard">
      <style:text-properties fo:font-size="15pt" officeooo:rsid="00172504" officeooo:paragraph-rsid="00172504" style:font-size-asian="15pt" style:font-size-complex="15pt"/>
    </style:style>
    <style:style style:name="P12" style:family="paragraph" style:parent-style-name="Standard">
      <style:text-properties fo:font-size="15pt" officeooo:rsid="0022caa4" officeooo:paragraph-rsid="0022caa4" style:font-size-asian="15pt" style:font-size-complex="15pt"/>
    </style:style>
    <style:style style:name="P13" style:family="paragraph" style:parent-style-name="Standard">
      <style:text-properties fo:font-size="15pt" officeooo:rsid="00232f73" officeooo:paragraph-rsid="00232f73" style:font-size-asian="15pt" style:font-size-complex="15pt"/>
    </style:style>
    <style:style style:name="P14" style:family="paragraph" style:parent-style-name="Standard">
      <style:text-properties fo:font-size="15pt" officeooo:rsid="0021a42a" officeooo:paragraph-rsid="0021a42a" style:font-size-asian="15pt" style:font-size-complex="15pt"/>
    </style:style>
    <style:style style:name="P15" style:family="paragraph" style:parent-style-name="Standard">
      <style:text-properties fo:font-size="15pt" officeooo:rsid="00234c7d" officeooo:paragraph-rsid="00234c7d" style:font-size-asian="15pt" style:font-size-complex="15pt"/>
    </style:style>
    <style:style style:name="P16" style:family="paragraph" style:parent-style-name="Standard">
      <style:text-properties fo:font-size="15pt" officeooo:rsid="00239a13" officeooo:paragraph-rsid="00239a13" style:font-size-asian="15pt" style:font-size-complex="15pt"/>
    </style:style>
    <style:style style:name="P17" style:family="paragraph" style:parent-style-name="Standard">
      <style:text-properties fo:font-size="15pt" officeooo:rsid="0024f03c" officeooo:paragraph-rsid="0024f03c" style:font-size-asian="15pt" style:font-size-complex="15pt"/>
    </style:style>
    <style:style style:name="P18" style:family="paragraph" style:parent-style-name="Standard">
      <style:text-properties fo:font-size="15pt" officeooo:rsid="002695d7" officeooo:paragraph-rsid="002695d7" style:font-size-asian="15pt" style:font-size-complex="15pt"/>
    </style:style>
    <style:style style:name="P19" style:family="paragraph" style:parent-style-name="Standard">
      <style:text-properties fo:font-size="15pt" officeooo:rsid="00282661" officeooo:paragraph-rsid="00282661" style:font-size-asian="15pt" style:font-size-complex="15pt"/>
    </style:style>
    <style:style style:name="P20" style:family="paragraph" style:parent-style-name="Standard">
      <style:text-properties fo:font-size="15pt" officeooo:rsid="002ab0c5" officeooo:paragraph-rsid="002ab0c5" style:font-size-asian="15pt" style:font-size-complex="15pt"/>
    </style:style>
    <style:style style:name="P21" style:family="paragraph" style:parent-style-name="Standard">
      <style:text-properties fo:font-size="15pt" officeooo:rsid="002b8fb6" officeooo:paragraph-rsid="002b8fb6" style:font-size-asian="15pt" style:font-size-complex="15pt"/>
    </style:style>
    <style:style style:name="P22" style:family="paragraph" style:parent-style-name="Standard">
      <style:text-properties fo:font-size="15pt" officeooo:rsid="002d4ee1" officeooo:paragraph-rsid="002d4ee1" style:font-size-asian="15pt" style:font-size-complex="15pt"/>
    </style:style>
    <style:style style:name="P23" style:family="paragraph" style:parent-style-name="Standard">
      <style:text-properties fo:font-size="15pt" officeooo:rsid="002edcc6" officeooo:paragraph-rsid="002edcc6" style:font-size-asian="15pt" style:font-size-complex="15pt"/>
    </style:style>
    <style:style style:name="P24" style:family="paragraph" style:parent-style-name="Standard">
      <style:text-properties fo:font-size="15pt" officeooo:rsid="00306c24" officeooo:paragraph-rsid="00306c24" style:font-size-asian="15pt" style:font-size-complex="15pt"/>
    </style:style>
    <style:style style:name="P25" style:family="paragraph" style:parent-style-name="Standard">
      <style:text-properties fo:font-size="15pt" officeooo:rsid="00324853" officeooo:paragraph-rsid="00324853" style:font-size-asian="15pt" style:font-size-complex="15pt"/>
    </style:style>
    <style:style style:name="P26" style:family="paragraph" style:parent-style-name="Standard">
      <style:text-properties fo:font-size="15pt" officeooo:rsid="00343cf8" officeooo:paragraph-rsid="00343cf8" style:font-size-asian="15pt" style:font-size-complex="15pt"/>
    </style:style>
    <style:style style:name="P27" style:family="paragraph" style:parent-style-name="Standard">
      <style:text-properties officeooo:rsid="001f9f9d" officeooo:paragraph-rsid="001864d4"/>
    </style:style>
    <style:style style:name="P28" style:family="paragraph" style:parent-style-name="Standard">
      <style:text-properties officeooo:rsid="0021a42a" officeooo:paragraph-rsid="0021a42a"/>
    </style:style>
    <style:style style:name="P29" style:family="paragraph" style:parent-style-name="Standard">
      <style:text-properties fo:color="#000000" fo:font-size="15pt" officeooo:rsid="002b8fb6" officeooo:paragraph-rsid="002b8fb6" style:font-size-asian="15pt" style:font-size-complex="15pt"/>
    </style:style>
    <style:style style:name="P30" style:family="paragraph" style:parent-style-name="Standard">
      <style:text-properties fo:color="#cc0000" fo:font-size="15pt" officeooo:rsid="00324853" officeooo:paragraph-rsid="00324853" style:font-size-asian="15pt" style:font-size-complex="15pt"/>
    </style:style>
    <style:style style:name="P31" style:family="paragraph" style:parent-style-name="Standard">
      <style:text-properties fo:color="#cc0000" fo:font-size="15pt" officeooo:rsid="002ab0c5" officeooo:paragraph-rsid="002ab0c5" style:font-size-asian="15pt" style:font-size-complex="15pt"/>
    </style:style>
    <style:style style:name="P32" style:family="paragraph" style:parent-style-name="Standard">
      <style:text-properties officeooo:rsid="0034721b" officeooo:paragraph-rsid="0034721b"/>
    </style:style>
    <style:style style:name="P33" style:family="paragraph" style:parent-style-name="Standard">
      <style:text-properties officeooo:rsid="003ad6a1" officeooo:paragraph-rsid="003ad6a1"/>
    </style:style>
    <style:style style:name="P34" style:family="paragraph" style:parent-style-name="Standard">
      <style:text-properties officeooo:rsid="004663b1" officeooo:paragraph-rsid="004663b1"/>
    </style:style>
    <style:style style:name="P35" style:family="paragraph" style:parent-style-name="Standard">
      <style:text-properties officeooo:rsid="004986dc" officeooo:paragraph-rsid="004cd4a0"/>
    </style:style>
    <style:style style:name="P36" style:family="paragraph" style:parent-style-name="Standard">
      <style:text-properties officeooo:rsid="004986dc" officeooo:paragraph-rsid="004f9241"/>
    </style:style>
    <style:style style:name="P37" style:family="paragraph" style:parent-style-name="Standard">
      <style:text-properties officeooo:rsid="004f9241" officeooo:paragraph-rsid="004f9241"/>
    </style:style>
    <style:style style:name="P38" style:family="paragraph" style:parent-style-name="Standard">
      <style:text-properties officeooo:rsid="0051c729" officeooo:paragraph-rsid="0051c729"/>
    </style:style>
    <style:style style:name="P39" style:family="paragraph" style:parent-style-name="Standard">
      <style:text-properties officeooo:rsid="0052a3e9" officeooo:paragraph-rsid="005342ed"/>
    </style:style>
    <style:style style:name="P40" style:family="paragraph" style:parent-style-name="Standard">
      <style:text-properties officeooo:rsid="0052a3e9" officeooo:paragraph-rsid="0054f684"/>
    </style:style>
    <style:style style:name="P41" style:family="paragraph" style:parent-style-name="Standard">
      <style:text-properties officeooo:rsid="0052a3e9" officeooo:paragraph-rsid="00555ef8"/>
    </style:style>
    <style:style style:name="P42" style:family="paragraph" style:parent-style-name="Standard">
      <style:text-properties officeooo:rsid="00590c5a" officeooo:paragraph-rsid="00590c5a"/>
    </style:style>
    <style:style style:name="P43" style:family="paragraph" style:parent-style-name="Standard">
      <style:text-properties officeooo:rsid="005d96b6" officeooo:paragraph-rsid="005d96b6"/>
    </style:style>
    <style:style style:name="P44" style:family="paragraph" style:parent-style-name="Standard">
      <style:text-properties officeooo:rsid="005f576b" officeooo:paragraph-rsid="005f576b"/>
    </style:style>
    <style:style style:name="P45" style:family="paragraph" style:parent-style-name="Standard">
      <style:text-properties officeooo:rsid="006655cb" officeooo:paragraph-rsid="006655cb"/>
    </style:style>
    <style:style style:name="P46" style:family="paragraph" style:parent-style-name="Standard">
      <style:text-properties officeooo:rsid="0066a6a9" officeooo:paragraph-rsid="0066a6a9"/>
    </style:style>
    <style:style style:name="P47" style:family="paragraph" style:parent-style-name="Standard">
      <style:text-properties officeooo:rsid="006bcfd8" officeooo:paragraph-rsid="006bcfd8"/>
    </style:style>
    <style:style style:name="P48" style:family="paragraph" style:parent-style-name="Standard">
      <style:text-properties officeooo:rsid="006c517e" officeooo:paragraph-rsid="006c517e"/>
    </style:style>
    <style:style style:name="P49" style:family="paragraph" style:parent-style-name="Standard">
      <style:text-properties officeooo:rsid="006c517e" officeooo:paragraph-rsid="006cc8a7"/>
    </style:style>
    <style:style style:name="P50" style:family="paragraph" style:parent-style-name="Standard">
      <style:text-properties officeooo:rsid="006d3e28" officeooo:paragraph-rsid="006d3e28"/>
    </style:style>
    <style:style style:name="P51" style:family="paragraph" style:parent-style-name="Standard">
      <style:text-properties officeooo:rsid="0071e905" officeooo:paragraph-rsid="0071e905"/>
    </style:style>
    <style:style style:name="P52" style:family="paragraph" style:parent-style-name="Standard">
      <style:text-properties officeooo:rsid="00750d59" officeooo:paragraph-rsid="00750d59"/>
    </style:style>
    <style:style style:name="P53" style:family="paragraph" style:parent-style-name="Standard">
      <style:text-properties officeooo:rsid="00783c3c" officeooo:paragraph-rsid="00783c3c"/>
    </style:style>
    <style:style style:name="P54" style:family="paragraph" style:parent-style-name="Standard">
      <style:text-properties officeooo:rsid="007e40c2" officeooo:paragraph-rsid="007e40c2"/>
    </style:style>
    <style:style style:name="P55" style:family="paragraph" style:parent-style-name="Standard">
      <style:text-properties officeooo:rsid="00814160" officeooo:paragraph-rsid="0081c365"/>
    </style:style>
    <style:style style:name="P56" style:family="paragraph" style:parent-style-name="Standard">
      <style:text-properties officeooo:rsid="00850004" officeooo:paragraph-rsid="00850004"/>
    </style:style>
    <style:style style:name="P57" style:family="paragraph" style:parent-style-name="Standard">
      <style:text-properties officeooo:rsid="00891c46" officeooo:paragraph-rsid="00891c46"/>
    </style:style>
    <style:style style:name="P58" style:family="paragraph" style:parent-style-name="Standard">
      <style:text-properties officeooo:rsid="008b7904" officeooo:paragraph-rsid="008b7904"/>
    </style:style>
    <style:style style:name="P59" style:family="paragraph" style:parent-style-name="Standard">
      <style:text-properties fo:font-size="15pt" officeooo:rsid="00239a13" officeooo:paragraph-rsid="00234c7d" style:font-size-asian="15pt" style:font-size-complex="15pt"/>
    </style:style>
    <style:style style:name="P60" style:family="paragraph" style:parent-style-name="Standard">
      <style:text-properties fo:font-size="15pt" officeooo:rsid="00239a13" officeooo:paragraph-rsid="00239a13" style:font-size-asian="15pt" style:font-size-complex="15pt"/>
    </style:style>
    <style:style style:name="P61" style:family="paragraph" style:parent-style-name="Standard">
      <style:text-properties fo:font-size="15pt" officeooo:rsid="0034721b" officeooo:paragraph-rsid="0034721b" style:font-size-asian="15pt" style:font-size-complex="15pt"/>
    </style:style>
    <style:style style:name="P62" style:family="paragraph" style:parent-style-name="Standard">
      <style:text-properties fo:font-size="15pt" officeooo:rsid="0039dad4" officeooo:paragraph-rsid="0034721b" style:font-size-asian="15pt" style:font-size-complex="15pt"/>
    </style:style>
    <style:style style:name="P63" style:family="paragraph" style:parent-style-name="Standard">
      <style:text-properties fo:font-size="15pt" officeooo:rsid="003d1874" officeooo:paragraph-rsid="003d1874" style:font-size-asian="15pt" style:font-size-complex="15pt"/>
    </style:style>
    <style:style style:name="P64" style:family="paragraph" style:parent-style-name="Standard">
      <style:text-properties fo:font-size="15pt" officeooo:rsid="003e4614" officeooo:paragraph-rsid="003e4614" style:font-size-asian="15pt" style:font-size-complex="15pt"/>
    </style:style>
    <style:style style:name="P65" style:family="paragraph" style:parent-style-name="Standard">
      <style:text-properties fo:font-size="15pt" officeooo:rsid="003edbef" officeooo:paragraph-rsid="003edbef" style:font-size-asian="15pt" style:font-size-complex="15pt"/>
    </style:style>
    <style:style style:name="P66" style:family="paragraph" style:parent-style-name="Standard">
      <style:text-properties fo:font-size="15pt" officeooo:rsid="003f56ae" officeooo:paragraph-rsid="003f56ae" style:font-size-asian="15pt" style:font-size-complex="15pt"/>
    </style:style>
    <style:style style:name="P67" style:family="paragraph" style:parent-style-name="Standard">
      <style:text-properties fo:font-size="15pt" officeooo:rsid="0040ed24" officeooo:paragraph-rsid="0040ed24" style:font-size-asian="15pt" style:font-size-complex="15pt"/>
    </style:style>
    <style:style style:name="P68" style:family="paragraph" style:parent-style-name="Standard">
      <style:text-properties fo:font-size="15pt" officeooo:rsid="00417633" officeooo:paragraph-rsid="00417633" style:font-size-asian="15pt" style:font-size-complex="15pt"/>
    </style:style>
    <style:style style:name="P69" style:family="paragraph" style:parent-style-name="Standard">
      <style:text-properties fo:font-size="15pt" officeooo:rsid="00429356" officeooo:paragraph-rsid="00429356" style:font-size-asian="15pt" style:font-size-complex="15pt"/>
    </style:style>
    <style:style style:name="P70" style:family="paragraph" style:parent-style-name="Standard">
      <style:text-properties fo:font-size="15pt" officeooo:rsid="003ad6a1" officeooo:paragraph-rsid="003ad6a1" style:font-size-asian="15pt" style:font-size-complex="15pt"/>
    </style:style>
    <style:style style:name="P71" style:family="paragraph" style:parent-style-name="Standard">
      <style:text-properties fo:font-size="15pt" officeooo:rsid="003b447b" officeooo:paragraph-rsid="003ad6a1" style:font-size-asian="15pt" style:font-size-complex="15pt"/>
    </style:style>
    <style:style style:name="P72" style:family="paragraph" style:parent-style-name="Standard">
      <style:text-properties fo:font-size="15pt" officeooo:rsid="0044b113" officeooo:paragraph-rsid="0044b113" style:font-size-asian="15pt" style:font-size-complex="15pt"/>
    </style:style>
    <style:style style:name="P73" style:family="paragraph" style:parent-style-name="Standard">
      <style:text-properties fo:font-size="15pt" officeooo:rsid="004663b1" officeooo:paragraph-rsid="0044b113" style:font-size-asian="15pt" style:font-size-complex="15pt"/>
    </style:style>
    <style:style style:name="P74" style:family="paragraph" style:parent-style-name="Standard">
      <style:text-properties fo:font-size="15pt" officeooo:rsid="004f9241" officeooo:paragraph-rsid="004f9241" style:font-size-asian="15pt" style:font-size-complex="15pt"/>
    </style:style>
    <style:style style:name="P75" style:family="paragraph" style:parent-style-name="Standard">
      <style:text-properties fo:font-size="15pt" officeooo:rsid="004cd4a0" officeooo:paragraph-rsid="004cd4a0" style:font-size-asian="15pt" style:font-size-complex="15pt"/>
    </style:style>
    <style:style style:name="P76" style:family="paragraph" style:parent-style-name="Standard">
      <style:text-properties fo:font-size="15pt" officeooo:rsid="004fe762" officeooo:paragraph-rsid="004fe762" style:font-size-asian="15pt" style:font-size-complex="15pt"/>
    </style:style>
    <style:style style:name="P77" style:family="paragraph" style:parent-style-name="Standard">
      <style:text-properties fo:font-size="15pt" officeooo:rsid="0051c729" officeooo:paragraph-rsid="0051c729" style:font-size-asian="15pt" style:font-size-complex="15pt"/>
    </style:style>
    <style:style style:name="P78" style:family="paragraph" style:parent-style-name="Standard">
      <style:text-properties fo:font-size="15pt" officeooo:rsid="0052a3e9" officeooo:paragraph-rsid="0051c729" style:font-size-asian="15pt" style:font-size-complex="15pt"/>
    </style:style>
    <style:style style:name="P79" style:family="paragraph" style:parent-style-name="Standard">
      <style:text-properties fo:font-size="15pt" officeooo:rsid="0052a3e9" officeooo:paragraph-rsid="0052a3e9" style:font-size-asian="15pt" style:font-size-complex="15pt"/>
    </style:style>
    <style:style style:name="P80" style:family="paragraph" style:parent-style-name="Standard">
      <style:text-properties fo:font-size="15pt" officeooo:rsid="0052a3e9" officeooo:paragraph-rsid="0052ad01" style:font-size-asian="15pt" style:font-size-complex="15pt"/>
    </style:style>
    <style:style style:name="P81" style:family="paragraph" style:parent-style-name="Standard">
      <style:text-properties fo:font-size="15pt" officeooo:rsid="0058279c" officeooo:paragraph-rsid="0058279c" style:font-size-asian="15pt" style:font-size-complex="15pt"/>
    </style:style>
    <style:style style:name="P82" style:family="paragraph" style:parent-style-name="Standard">
      <style:text-properties fo:font-size="15pt" officeooo:rsid="00590c5a" officeooo:paragraph-rsid="00590c5a" style:font-size-asian="15pt" style:font-size-complex="15pt"/>
    </style:style>
    <style:style style:name="P83" style:family="paragraph" style:parent-style-name="Standard">
      <style:text-properties fo:font-size="15pt" officeooo:rsid="005d96b6" officeooo:paragraph-rsid="005d96b6" style:font-size-asian="15pt" style:font-size-complex="15pt"/>
    </style:style>
    <style:style style:name="P84" style:family="paragraph" style:parent-style-name="Standard">
      <style:text-properties fo:font-size="15pt" officeooo:rsid="005f576b" officeooo:paragraph-rsid="005f576b" style:font-size-asian="15pt" style:font-size-complex="15pt"/>
    </style:style>
    <style:style style:name="P85" style:family="paragraph" style:parent-style-name="Standard">
      <style:text-properties fo:font-size="15pt" officeooo:rsid="006427a8" officeooo:paragraph-rsid="006427a8" style:font-size-asian="15pt" style:font-size-complex="15pt"/>
    </style:style>
    <style:style style:name="P86" style:family="paragraph" style:parent-style-name="Standard">
      <style:text-properties fo:font-size="15pt" officeooo:rsid="006512f8" officeooo:paragraph-rsid="006512f8" style:font-size-asian="15pt" style:font-size-complex="15pt"/>
    </style:style>
    <style:style style:name="P87" style:family="paragraph" style:parent-style-name="Standard">
      <style:text-properties fo:font-size="15pt" officeooo:rsid="006655cb" officeooo:paragraph-rsid="006655cb" style:font-size-asian="15pt" style:font-size-complex="15pt"/>
    </style:style>
    <style:style style:name="P88" style:family="paragraph" style:parent-style-name="Standard">
      <style:text-properties fo:font-size="15pt" officeooo:rsid="006a1313" officeooo:paragraph-rsid="006a1313" style:font-size-asian="15pt" style:font-size-complex="15pt"/>
    </style:style>
    <style:style style:name="P89" style:family="paragraph" style:parent-style-name="Standard">
      <style:text-properties fo:font-size="15pt" officeooo:rsid="006bcfd8" officeooo:paragraph-rsid="006bcfd8" style:font-size-asian="15pt" style:font-size-complex="15pt"/>
    </style:style>
    <style:style style:name="P90" style:family="paragraph" style:parent-style-name="Standard">
      <style:text-properties fo:font-size="15pt" officeooo:rsid="006c0311" officeooo:paragraph-rsid="006c0311" style:font-size-asian="15pt" style:font-size-complex="15pt"/>
    </style:style>
    <style:style style:name="P91" style:family="paragraph" style:parent-style-name="Standard">
      <style:text-properties fo:font-size="15pt" officeooo:rsid="006c517e" officeooo:paragraph-rsid="006c517e" style:font-size-asian="15pt" style:font-size-complex="15pt"/>
    </style:style>
    <style:style style:name="P92" style:family="paragraph" style:parent-style-name="Standard">
      <style:text-properties fo:font-size="15pt" officeooo:rsid="006cc8a7" officeooo:paragraph-rsid="006cc8a7" style:font-size-asian="15pt" style:font-size-complex="15pt"/>
    </style:style>
    <style:style style:name="P93" style:family="paragraph" style:parent-style-name="Standard">
      <style:text-properties fo:font-size="15pt" officeooo:rsid="006cc8a7" officeooo:paragraph-rsid="006d3e28" style:font-size-asian="15pt" style:font-size-complex="15pt"/>
    </style:style>
    <style:style style:name="P94" style:family="paragraph" style:parent-style-name="Standard">
      <style:text-properties fo:font-size="15pt" officeooo:rsid="006e43ec" officeooo:paragraph-rsid="006e43ec" style:font-size-asian="15pt" style:font-size-complex="15pt"/>
    </style:style>
    <style:style style:name="P95" style:family="paragraph" style:parent-style-name="Standard">
      <style:text-properties fo:font-size="15pt" officeooo:rsid="006f8741" officeooo:paragraph-rsid="006f8741" style:font-size-asian="15pt" style:font-size-complex="15pt"/>
    </style:style>
    <style:style style:name="P96" style:family="paragraph" style:parent-style-name="Standard">
      <style:text-properties fo:font-size="15pt" officeooo:rsid="0071e905" officeooo:paragraph-rsid="0071e905" style:font-size-asian="15pt" style:font-size-complex="15pt"/>
    </style:style>
    <style:style style:name="P97" style:family="paragraph" style:parent-style-name="Standard">
      <style:text-properties fo:font-size="15pt" officeooo:rsid="00735f3a" officeooo:paragraph-rsid="00735f3a" style:font-size-asian="15pt" style:font-size-complex="15pt"/>
    </style:style>
    <style:style style:name="P98" style:family="paragraph" style:parent-style-name="Standard">
      <style:text-properties fo:font-size="15pt" officeooo:rsid="00748c8b" officeooo:paragraph-rsid="00748c8b" style:font-size-asian="15pt" style:font-size-complex="15pt"/>
    </style:style>
    <style:style style:name="P99" style:family="paragraph" style:parent-style-name="Standard">
      <style:text-properties fo:font-size="15pt" officeooo:rsid="00750d59" officeooo:paragraph-rsid="00750d59" style:font-size-asian="15pt" style:font-size-complex="15pt"/>
    </style:style>
    <style:style style:name="P100" style:family="paragraph" style:parent-style-name="Standard">
      <style:text-properties fo:font-size="15pt" officeooo:rsid="0077baea" officeooo:paragraph-rsid="00783c3c" style:font-size-asian="15pt" style:font-size-complex="15pt"/>
    </style:style>
    <style:style style:name="P101" style:family="paragraph" style:parent-style-name="Standard">
      <style:text-properties fo:font-size="15pt" officeooo:rsid="00783c3c" officeooo:paragraph-rsid="00783c3c" style:font-size-asian="15pt" style:font-size-complex="15pt"/>
    </style:style>
    <style:style style:name="P102" style:family="paragraph" style:parent-style-name="Standard">
      <style:text-properties fo:font-size="15pt" officeooo:rsid="0078c7e1" officeooo:paragraph-rsid="0078c7e1" style:font-size-asian="15pt" style:font-size-complex="15pt"/>
    </style:style>
    <style:style style:name="P103" style:family="paragraph" style:parent-style-name="Standard">
      <style:text-properties fo:font-size="15pt" officeooo:rsid="007b1ac7" officeooo:paragraph-rsid="007b1ac7" style:font-size-asian="15pt" style:font-size-complex="15pt"/>
    </style:style>
    <style:style style:name="P104" style:family="paragraph" style:parent-style-name="Standard">
      <style:text-properties fo:font-size="15pt" officeooo:rsid="007c97ff" officeooo:paragraph-rsid="007c97ff" style:font-size-asian="15pt" style:font-size-complex="15pt"/>
    </style:style>
    <style:style style:name="P105" style:family="paragraph" style:parent-style-name="Standard">
      <style:text-properties fo:font-size="15pt" officeooo:rsid="007e40c2" officeooo:paragraph-rsid="007e40c2" style:font-size-asian="15pt" style:font-size-complex="15pt"/>
    </style:style>
    <style:style style:name="P106" style:family="paragraph" style:parent-style-name="Standard">
      <style:text-properties fo:font-size="15pt" officeooo:rsid="007ffa46" officeooo:paragraph-rsid="007e40c2" style:font-size-asian="15pt" style:font-size-complex="15pt"/>
    </style:style>
    <style:style style:name="P107" style:family="paragraph" style:parent-style-name="Standard">
      <style:text-properties fo:font-size="15pt" officeooo:rsid="008126be" officeooo:paragraph-rsid="007e40c2" style:font-size-asian="15pt" style:font-size-complex="15pt"/>
    </style:style>
    <style:style style:name="P108" style:family="paragraph" style:parent-style-name="Standard">
      <style:text-properties fo:font-size="15pt" officeooo:rsid="0083a90f" officeooo:paragraph-rsid="0081c365" style:font-size-asian="15pt" style:font-size-complex="15pt"/>
    </style:style>
    <style:style style:name="P109" style:family="paragraph" style:parent-style-name="Standard">
      <style:text-properties fo:font-size="15pt" officeooo:rsid="00891c46" officeooo:paragraph-rsid="00891c46" style:font-size-asian="15pt" style:font-size-complex="15pt"/>
    </style:style>
    <style:style style:name="P110" style:family="paragraph" style:parent-style-name="Standard">
      <style:text-properties fo:font-size="15pt" officeooo:rsid="008bed07" officeooo:paragraph-rsid="008b7904" style:font-size-asian="15pt" style:font-size-complex="15pt"/>
    </style:style>
    <style:style style:name="P111" style:family="paragraph" style:parent-style-name="Standard">
      <style:text-properties fo:font-size="15pt" officeooo:rsid="008bed07" officeooo:paragraph-rsid="008d3849" style:font-size-asian="15pt" style:font-size-complex="15pt"/>
    </style:style>
    <style:style style:name="P112" style:family="paragraph" style:parent-style-name="Standard">
      <style:text-properties fo:font-size="15pt" officeooo:rsid="008bed07" officeooo:paragraph-rsid="008d6b17" style:font-size-asian="15pt" style:font-size-complex="15pt"/>
    </style:style>
    <style:style style:name="P113" style:family="paragraph" style:parent-style-name="Standard">
      <style:text-properties fo:font-size="15pt" officeooo:rsid="008fb581" officeooo:paragraph-rsid="008fb581" style:font-size-asian="15pt" style:font-size-complex="15pt"/>
    </style:style>
    <style:style style:name="P114" style:family="paragraph" style:parent-style-name="Standard">
      <style:text-properties fo:font-size="15pt" officeooo:rsid="00306c24" officeooo:paragraph-rsid="00306c24" style:font-size-asian="15pt" style:font-size-complex="15pt"/>
    </style:style>
    <style:style style:name="P115" style:family="paragraph" style:parent-style-name="Standard">
      <style:text-properties fo:color="#cc0000" fo:font-size="15pt" officeooo:rsid="005d96b6" officeooo:paragraph-rsid="005d96b6" style:font-size-asian="15pt" style:font-size-complex="15pt"/>
    </style:style>
    <style:style style:name="T1" style:family="text">
      <style:text-properties officeooo:rsid="00176f98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3b447b" style:font-size-asian="15pt" style:font-size-complex="15pt"/>
    </style:style>
    <style:style style:name="T4" style:family="text">
      <style:text-properties fo:font-size="15pt" officeooo:rsid="00449e27" style:font-size-asian="15pt" style:font-size-complex="15pt"/>
    </style:style>
    <style:style style:name="T5" style:family="text">
      <style:text-properties fo:font-size="15pt" officeooo:rsid="0044b113" style:font-size-asian="15pt" style:font-size-complex="15pt"/>
    </style:style>
    <style:style style:name="T6" style:family="text">
      <style:text-properties fo:font-size="15pt" officeooo:rsid="004663b1" style:font-size-asian="15pt" style:font-size-complex="15pt"/>
    </style:style>
    <style:style style:name="T7" style:family="text">
      <style:text-properties fo:font-size="15pt" officeooo:rsid="0048329f" style:font-size-asian="15pt" style:font-size-complex="15pt"/>
    </style:style>
    <style:style style:name="T8" style:family="text">
      <style:text-properties fo:font-size="15pt" officeooo:rsid="004986dc" style:font-size-asian="15pt" style:font-size-complex="15pt"/>
    </style:style>
    <style:style style:name="T9" style:family="text">
      <style:text-properties fo:font-size="15pt" officeooo:rsid="004a0c32" style:font-size-asian="15pt" style:font-size-complex="15pt"/>
    </style:style>
    <style:style style:name="T10" style:family="text">
      <style:text-properties fo:font-size="15pt" officeooo:rsid="004cd4a0" style:font-size-asian="15pt" style:font-size-complex="15pt"/>
    </style:style>
    <style:style style:name="T11" style:family="text">
      <style:text-properties fo:font-size="15pt" officeooo:rsid="004d9533" style:font-size-asian="15pt" style:font-size-complex="15pt"/>
    </style:style>
    <style:style style:name="T12" style:family="text">
      <style:text-properties fo:font-size="15pt" officeooo:rsid="004f9241" style:font-size-asian="15pt" style:font-size-complex="15pt"/>
    </style:style>
    <style:style style:name="T13" style:family="text">
      <style:text-properties fo:font-size="15pt" officeooo:rsid="004fe762" style:font-size-asian="15pt" style:font-size-complex="15pt"/>
    </style:style>
    <style:style style:name="T14" style:family="text">
      <style:text-properties fo:font-size="15pt" officeooo:rsid="0052a3e9" style:font-size-asian="15pt" style:font-size-complex="15pt"/>
    </style:style>
    <style:style style:name="T15" style:family="text">
      <style:text-properties fo:font-size="15pt" officeooo:rsid="005342ed" style:font-size-asian="15pt" style:font-size-complex="15pt"/>
    </style:style>
    <style:style style:name="T16" style:family="text">
      <style:text-properties fo:font-size="15pt" officeooo:rsid="00555ef8" style:font-size-asian="15pt" style:font-size-complex="15pt"/>
    </style:style>
    <style:style style:name="T17" style:family="text">
      <style:text-properties fo:font-size="15pt" officeooo:rsid="00594e7b" style:font-size-asian="15pt" style:font-size-complex="15pt"/>
    </style:style>
    <style:style style:name="T18" style:family="text">
      <style:text-properties fo:font-size="15pt" officeooo:rsid="0059f15f" style:font-size-asian="15pt" style:font-size-complex="15pt"/>
    </style:style>
    <style:style style:name="T19" style:family="text">
      <style:text-properties fo:font-size="15pt" officeooo:rsid="005bf45f" style:font-size-asian="15pt" style:font-size-complex="15pt"/>
    </style:style>
    <style:style style:name="T20" style:family="text">
      <style:text-properties fo:font-size="15pt" officeooo:rsid="0063abb9" style:font-size-asian="15pt" style:font-size-complex="15pt"/>
    </style:style>
    <style:style style:name="T21" style:family="text">
      <style:text-properties fo:font-size="15pt" officeooo:rsid="006427a8" style:font-size-asian="15pt" style:font-size-complex="15pt"/>
    </style:style>
    <style:style style:name="T22" style:family="text">
      <style:text-properties fo:font-size="15pt" officeooo:rsid="0066a6a9" style:font-size-asian="15pt" style:font-size-complex="15pt"/>
    </style:style>
    <style:style style:name="T23" style:family="text">
      <style:text-properties fo:font-size="15pt" officeooo:rsid="0066da1b" style:font-size-asian="15pt" style:font-size-complex="15pt"/>
    </style:style>
    <style:style style:name="T24" style:family="text">
      <style:text-properties fo:font-size="15pt" officeooo:rsid="006bdf43" style:font-size-asian="15pt" style:font-size-complex="15pt"/>
    </style:style>
    <style:style style:name="T25" style:family="text">
      <style:text-properties fo:font-size="15pt" officeooo:rsid="006c0311" style:font-size-asian="15pt" style:font-size-complex="15pt"/>
    </style:style>
    <style:style style:name="T26" style:family="text">
      <style:text-properties fo:font-size="15pt" officeooo:rsid="006cc8a7" style:font-size-asian="15pt" style:font-size-complex="15pt"/>
    </style:style>
    <style:style style:name="T27" style:family="text">
      <style:text-properties fo:font-size="15pt" officeooo:rsid="0071e905" style:font-size-asian="15pt" style:font-size-complex="15pt"/>
    </style:style>
    <style:style style:name="T28" style:family="text">
      <style:text-properties fo:font-size="15pt" officeooo:rsid="0075cfd5" style:font-size-asian="15pt" style:font-size-complex="15pt"/>
    </style:style>
    <style:style style:name="T29" style:family="text">
      <style:text-properties fo:font-size="15pt" officeooo:rsid="0076f096" style:font-size-asian="15pt" style:font-size-complex="15pt"/>
    </style:style>
    <style:style style:name="T30" style:family="text">
      <style:text-properties fo:font-size="15pt" officeooo:rsid="0077baea" style:font-size-asian="15pt" style:font-size-complex="15pt"/>
    </style:style>
    <style:style style:name="T31" style:family="text">
      <style:text-properties fo:font-size="15pt" officeooo:rsid="007ffa46" style:font-size-asian="15pt" style:font-size-complex="15pt"/>
    </style:style>
    <style:style style:name="T32" style:family="text">
      <style:text-properties fo:font-size="15pt" officeooo:rsid="008126be" style:font-size-asian="15pt" style:font-size-complex="15pt"/>
    </style:style>
    <style:style style:name="T33" style:family="text">
      <style:text-properties fo:font-size="15pt" officeooo:rsid="0081c365" style:font-size-asian="15pt" style:font-size-complex="15pt"/>
    </style:style>
    <style:style style:name="T34" style:family="text">
      <style:text-properties fo:font-size="15pt" officeooo:rsid="007b1ac7" style:font-size-asian="15pt" style:font-size-complex="15pt"/>
    </style:style>
    <style:style style:name="T35" style:family="text">
      <style:text-properties fo:font-size="15pt" officeooo:rsid="0083a90f" style:font-size-asian="15pt" style:font-size-complex="15pt"/>
    </style:style>
    <style:style style:name="T36" style:family="text">
      <style:text-properties fo:font-size="15pt" officeooo:rsid="0084831d" style:font-size-asian="15pt" style:font-size-complex="15pt"/>
    </style:style>
    <style:style style:name="T37" style:family="text">
      <style:text-properties fo:font-size="15pt" officeooo:rsid="008a2ab4" style:font-size-asian="15pt" style:font-size-complex="15pt"/>
    </style:style>
    <style:style style:name="T38" style:family="text">
      <style:text-properties fo:font-size="15pt" officeooo:rsid="008aab3f" style:font-size-asian="15pt" style:font-size-complex="15pt"/>
    </style:style>
    <style:style style:name="T39" style:family="text">
      <style:text-properties fo:font-size="15pt" officeooo:rsid="008b12b2" style:font-size-asian="15pt" style:font-size-complex="15pt"/>
    </style:style>
    <style:style style:name="T40" style:family="text">
      <style:text-properties fo:font-size="15pt" officeooo:rsid="008bed07" style:font-size-asian="15pt" style:font-size-complex="15pt"/>
    </style:style>
    <style:style style:name="T41" style:family="text">
      <style:text-properties officeooo:rsid="00199d22"/>
    </style:style>
    <style:style style:name="T42" style:family="text">
      <style:text-properties officeooo:rsid="0019ba67"/>
    </style:style>
    <style:style style:name="T43" style:family="text">
      <style:text-properties officeooo:rsid="001d15b0"/>
    </style:style>
    <style:style style:name="T44" style:family="text">
      <style:text-properties officeooo:rsid="001d6d3c"/>
    </style:style>
    <style:style style:name="T45" style:family="text">
      <style:text-properties officeooo:rsid="001e7060"/>
    </style:style>
    <style:style style:name="T46" style:family="text">
      <style:text-properties officeooo:rsid="001ffc2c"/>
    </style:style>
    <style:style style:name="T47" style:family="text">
      <style:text-properties officeooo:rsid="0027e30f"/>
    </style:style>
    <style:style style:name="T48" style:family="text">
      <style:text-properties officeooo:rsid="0029734c"/>
    </style:style>
    <style:style style:name="T49" style:family="text">
      <style:text-properties officeooo:rsid="002b8fb6"/>
    </style:style>
    <style:style style:name="T50" style:family="text">
      <style:text-properties officeooo:rsid="002d4ee1"/>
    </style:style>
    <style:style style:name="T51" style:family="text">
      <style:text-properties fo:color="#cc0000"/>
    </style:style>
    <style:style style:name="T52" style:family="text">
      <style:text-properties fo:color="#cc0000" officeooo:rsid="0039bc5b"/>
    </style:style>
    <style:style style:name="T53" style:family="text">
      <style:text-properties fo:color="#cc0000" fo:font-size="15pt" style:font-size-asian="15pt" style:font-size-complex="15pt"/>
    </style:style>
    <style:style style:name="T54" style:family="text">
      <style:text-properties fo:color="#cc0000" fo:font-size="15pt" officeooo:rsid="006cc8a7" style:font-size-asian="15pt" style:font-size-complex="15pt"/>
    </style:style>
    <style:style style:name="T55" style:family="text">
      <style:text-properties fo:color="#cc0000" fo:font-size="15pt" officeooo:rsid="0063abb9" style:font-size-asian="15pt" style:font-size-complex="15pt"/>
    </style:style>
    <style:style style:name="T56" style:family="text">
      <style:text-properties fo:color="#cc0000" fo:font-size="15pt" officeooo:rsid="006427a8" style:font-size-asian="15pt" style:font-size-complex="15pt"/>
    </style:style>
    <style:style style:name="T57" style:family="text">
      <style:text-properties officeooo:rsid="002edcc6"/>
    </style:style>
    <style:style style:name="T58" style:family="text">
      <style:text-properties officeooo:rsid="0030fd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2<text:span text:style-name="T1">1</text:span></text:p>
      <text:p text:style-name="P1"/>
      <text:p text:style-name="P1">回顾　</text:p>
      <text:p text:style-name="P1">数据库特点　</text:p>
      <text:p text:style-name="P1">１，关系型数据库　</text:p>
      <text:p text:style-name="P1">２，跨平台的</text:p>
      <text:p text:style-name="P1">３，支持多种编程语言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y22 </text:p>
      <text:p text:style-name="P2"/>
      <text:p text:style-name="P2"/>
      <text:p text:style-name="P3">1, ，数据类型　</text:p>
      <text:p text:style-name="P3">２，字符类型　</text:p>
      <text:p text:style-name="P3">３，枚举类型　</text:p>
      <text:p text:style-name="P3">４，日期时间类型　</text:p>
      <text:p text:style-name="P3"/>
      <text:p text:style-name="P3"/>
      <text:p text:style-name="P3">４，日期时间类型　</text:p>
      <text:p text:style-name="P3">　　１，　dat<text:span text:style-name="T44">e</text:span> ; <text:s/>＂YYYY-MM-DD＂　</text:p>
      <text:p text:style-name="P3">　　２，　dat<text:span text:style-name="T43">e</text:span>time: ＂YYYY-MM-DD HH:MM:SS＂　</text:p>
      <text:p text:style-name="P3">不给这个字段赋值<text:span text:style-name="T41">　会返回NULL</text:span></text:p>
      <text:p text:style-name="P4">　　３，　timestamp: <text:s/>＂YYYY-MM-DD HH:MM:SS＂</text:p>
      <text:p text:style-name="P5">不给这个字段赋值　会返回系统默认时间　 </text:p>
      <text:p text:style-name="P4"><text:s text:c="9"/><text:span text:style-name="T41">４，　time : <text:s/>＂HH:MM:SS＂　</text:span></text:p>
      <text:p text:style-name="P4"/>
      <text:p text:style-name="P4">注意<text:span text:style-name="T42">　：　</text:span></text:p>
      <text:p text:style-name="P6">dat<text:span text:style-name="T43">e</text:span>time : 不给值默认返回　NULL</text:p>
      <text:p text:style-name="P6"/>
      <text:p text:style-name="P6">timestamp; 不给值默认返回系统当前时间　 添加当前时间<text:span text:style-name="T45">　now()</text:span></text:p>
      <text:p text:style-name="P4"/>
      <text:p text:style-name="P4">　</text:p>
      <text:p text:style-name="P4"/>
      <text:p text:style-name="P4"/>
      <text:p text:style-name="P27"/>
      <text:p text:style-name="P7"><text:soft-page-break/>日期时间函数　</text:p>
      <text:p text:style-name="P27"/>
      <text:p text:style-name="P8">１　now() 返回服务器当前时间　　</text:p>
      <text:p text:style-name="P8">２　curdate() 当前日期　</text:p>
      <text:p text:style-name="P8">３　date（＂1999-09-09　09：09：09＂）　提取　年月日<text:span text:style-name="T46">　</text:span></text:p>
      <text:p text:style-name="P10">４ <text:s text:c="3"/>time (“xxxx”) <text:s/>提取时分秒</text:p>
      <text:p text:style-name="P10">　</text:p>
      <text:p text:style-name="P9">５　year(“...”) 提取　年　</text:p>
      <text:p text:style-name="P12">6　month(‘...’) 提取　月</text:p>
      <text:p text:style-name="P13">7 day (‘xxx’) 日</text:p>
      <text:p text:style-name="P12"/>
      <text:p text:style-name="P9"/>
      <text:p text:style-name="P9"/>
      <text:p text:style-name="P11"/>
      <text:p text:style-name="P28">+------+----------+----------+-------+------------+---------------------+</text:p>
      <text:p text:style-name="P28">| id <text:s text:c="2"/>| username | password | money | birthday <text:s text:c="2"/>| cztime <text:s text:c="13"/>|</text:p>
      <text:p text:style-name="P28">+------+----------+----------+-------+------------+---------------------+</text:p>
      <text:p text:style-name="P28">| <text:s text:c="3"/>1 | 用户1 <text:s text:c="3"/>| 123456 <text:s text:c="2"/>| <text:s text:c="2"/>555 | 1995-05-20 | 2018-08-30 09:40:30 |</text:p>
      <text:p text:style-name="P28">| <text:s text:c="3"/>2 | 用户2 <text:s text:c="3"/>| 123456 <text:s text:c="2"/>| <text:s text:c="2"/>600 | 1992-02-20 | 2018-08-30 09:54:45 |</text:p>
      <text:p text:style-name="P28">| <text:s text:c="3"/>3 | 用户3 <text:s text:c="3"/>| 123456 <text:s text:c="2"/>| <text:s text:c="2"/>800 | 1990-03-03 | 2018-07-02 09:00:00 |</text:p>
      <text:p text:style-name="P28">| <text:s text:c="3"/>4 | 用户4 <text:s text:c="3"/>| 123456 <text:s text:c="2"/>| <text:s text:c="2"/>666 | 1985-02-28 | 2018-07-02 09:10:10 |</text:p>
      <text:p text:style-name="P28">+------+----------+----------+-------+------------+---------------------+</text:p>
      <text:p text:style-name="P1"/>
      <text:p text:style-name="P1"/>
      <text:p text:style-name="P28">select username from t2 where date(cztime)="2018-08-30";</text:p>
      <text:p text:style-name="P28"/>
      <text:p text:style-name="P14"/>
      <text:p text:style-name="P15">２　日期时间函数　</text:p>
      <text:p text:style-name="P15"/>
      <text:p text:style-name="P15">３　日期时间运算　</text:p>
      <text:p text:style-name="P15">　１，语法格式　</text:p>
      <text:p text:style-name="P59">select * from 表名</text:p>
      <text:p text:style-name="P16">where 字段名　运算符(时间-interval 时间间隔单位);</text:p>
      <text:p text:style-name="P16">时间间隔单位　</text:p>
      <text:p text:style-name="P16">1 day </text:p>
      <text:p text:style-name="P16">2 day </text:p>
      <text:p text:style-name="P16">1 day | 3 hour | 1 minute | 2 year | 3 month</text:p>
      <text:p text:style-name="P16"/>
      <text:p text:style-name="P16"/>
      <text:p text:style-name="P16"/>
      <text:p text:style-name="P16"><text:soft-page-break/>2 示例 </text:p>
      <text:p text:style-name="P17">1, 查询一天以内的充值记录</text:p>
      <text:p text:style-name="P18">select * from t2 where </text:p>
      <text:p text:style-name="P18">cztime &gt;=(now()-interval 1 day); 现在时间去<text:span text:style-name="T47">减时间　</text:span></text:p>
      <text:p text:style-name="P18"/>
      <text:p text:style-name="P19">２，　查询一年以前　</text:p>
      <text:p text:style-name="P19"/>
      <text:p text:style-name="P19">３　查询一天以前，　三天以内<text:span text:style-name="T48">的充值记录　</text:span></text:p>
      <text:p text:style-name="P20">mysql&gt; select * from t2 where</text:p>
      <text:p text:style-name="P20"><text:s text:c="4"/>-&gt; cztime &gt;=(now()-interval 3 day) and cztime &lt;= (now()-interval 1 day);</text:p>
      <text:p text:style-name="P20">Empty set (0.00 sec)</text:p>
      <text:p text:style-name="P20"/>
      <text:p text:style-name="P20"/>
      <text:p text:style-name="P20"/>
      <text:p text:style-name="P20"/>
      <text:p text:style-name="P31"><text:span text:style-name="T49">４，</text:span>表字段的操作<text:span text:style-name="T49">　（添加　删除　添加到指定位置）</text:span></text:p>
      <text:p text:style-name="P20"/>
      <text:p text:style-name="P20"><text:span text:style-name="T49">１，</text:span>语法<text:span text:style-name="T49">　alter table 表名　…; </text:span></text:p>
      <text:p text:style-name="P20"/>
      <text:p text:style-name="P21">２，添加字段(add) 　</text:p>
      <text:p text:style-name="P21"><text:s/>alter table 表名 add 字段名 数据类型; 默认最后一个位置　</text:p>
      <text:p text:style-name="P21"><text:s/>alter table 表名 add 字段名 数据类型 <text:span text:style-name="T58">first</text:span> ; 添加第一个位置　</text:p>
      <text:p text:style-name="P21"><text:s/>alter table 表名 add 字段名 数据类型 after 字段名; 字段名后面位置</text:p>
      <text:p text:style-name="P21"/>
      <text:p text:style-name="P21">３，删除字段(drop) </text:p>
      <text:p text:style-name="P22">alter table 表名 drop 字段名;</text:p>
      <text:p text:style-name="P29"/>
      <text:p text:style-name="P21">４，修改字段数据类型<text:span text:style-name="T50">(modify):</text:span></text:p>
      <text:p text:style-name="P22"><text:span text:style-name="T51">alter table 表名 modify 字段名　新数据类型;</text:span>(修改书库类型的时候，要注意字符限制　，　int 改成　tinyint 　就要注意　之前的数据受到限制<text:span text:style-name="T57">) </text:span></text:p>
      <text:p text:style-name="P22"/>
      <text:p text:style-name="P22"/>
      <text:p text:style-name="P23">５，修改表的名字(rename) </text:p>
      <text:p text:style-name="P23"><text:s text:c="2"/>alter table 表名 rename 新表名; </text:p>
      <text:p text:style-name="P23"/>
      <text:p text:style-name="P23"/>
      <text:p text:style-name="P23"><text:soft-page-break/>6, 修改字段名（change) </text:p>
      <text:p text:style-name="P23">alter table 表名　change 原字段名　新字段名　数据类型;</text:p>
      <text:p text:style-name="P22"><text:s text:c="2"/></text:p>
      <text:p text:style-name="P24">7　练习　</text:p>
      <text:p text:style-name="P24">１，　在　db2 库中创建表　stutab ,字段有３个：</text:p>
      <text:p text:style-name="P24">name <text:s/>age <text:s/>phnumber <text:s/></text:p>
      <text:p text:style-name="P24"/>
      <text:p text:style-name="P24">2 在表中第一列添加一个　id 字段　</text:p>
      <text:p text:style-name="P113">alter table t2 add id int first;</text:p>
      <text:p text:style-name="P24">3 把　phnumber 的数据类型改为 char(11) </text:p>
      <text:p text:style-name="P113">alter table t2 modify phnumber char(11) </text:p>
      <text:p text:style-name="P24">4 在表中最后一列添加一个字段　address </text:p>
      <text:p text:style-name="P113">alter table t2 add address int;</text:p>
      <text:p text:style-name="P24">5 删除表中age字段　</text:p>
      <text:p text:style-name="P113">alter table t2 drop age</text:p>
      <text:p text:style-name="P21">　</text:p>
      <text:p text:style-name="P21"/>
      <text:p text:style-name="P20"/>
      <text:p text:style-name="P30">5　表记录操作　</text:p>
      <text:p text:style-name="P25">１　删除表记录(delete) </text:p>
      <text:p text:style-name="P30"><text:s text:c="5"/>１　delete from 表名　where　条件;</text:p>
      <text:p text:style-name="P25">　２　注意　一定要加where 条件　不加where 条件全部删除表记录　</text:p>
      <text:p text:style-name="P25"/>
      <text:p text:style-name="P26">２　更新表记录(update)_ </text:p>
      <text:p text:style-name="P26"><text:s text:c="6"/>1 <text:s/>　<text:span text:style-name="T51">update 表名　set 字段１＝值１ </text:span><text:span text:style-name="T52">where 条件</text:span></text:p>
      <text:p text:style-name="P16"><text:s text:c="8"/></text:p>
      <text:p text:style-name="P16"/>
      <text:p text:style-name="P32"><text:span text:style-name="T53">6　运算符操作</text:span><text:span text:style-name="T2">　</text:span></text:p>
      <text:p text:style-name="P61">１　操作比较＆＆字符比较＆＆逻辑比较　</text:p>
      <text:p text:style-name="P61">　　１　，　数值比较：　 = <text:s/>!= <text:s/>&gt; &gt;= <text:s/>&lt; &lt;= </text:p>
      <text:p text:style-name="P61">　　２　，　字符比较：　= <text:s/>!= </text:p>
      <text:p text:style-name="P61">　　３　，　逻辑比较：　</text:p>
      <text:p text:style-name="P61">　　　　　　１　，　and </text:p>
      <text:p text:style-name="P61">　　　　　　２　，　or <text:s text:c="2"/></text:p>
      <text:p text:style-name="P61">　　　　　　　　　where country=’蜀国’ or ‘country=’魏国’;</text:p>
      <text:p text:style-name="P61"><text:soft-page-break/></text:p>
      <text:p text:style-name="P61"/>
      <text:p text:style-name="P62"/>
      <text:p text:style-name="P63">２　范围内比较</text:p>
      <text:p text:style-name="P63">　１，　between 值１　and 值２　</text:p>
      <text:p text:style-name="P63">　２，　in(值１，值２) <text:s text:c="2"/>数字　字符都可以</text:p>
      <text:p text:style-name="P64">　３，　not in（值１，值２）　不在里面　</text:p>
      <text:p text:style-name="P65">３，练习　</text:p>
      <text:p text:style-name="P66">　１，　查找攻击值在100-200之间蜀国英雄信息</text:p>
      <text:p text:style-name="P67">　２，　查找蜀国和吴国以外的国家的女英雄信息</text:p>
      <text:p text:style-name="P68">　３，　查找id 为　１，３，５的蜀国的英雄　和貂蝉的信息</text:p>
      <text:p text:style-name="P69">select * from sanguo where (id in(1,3,5) and country='蜀国') or name='貂蝉';</text:p>
      <text:p text:style-name="P33"><text:span text:style-name="T2">括号</text:span><text:span text:style-name="T4">是一起的判断条件　</text:span><text:span text:style-name="T5">　</text:span></text:p>
      <text:p text:style-name="P70"/>
      <text:p text:style-name="P70">7，表字段　，表记录操作　</text:p>
      <text:p text:style-name="P70">　　　　　表字段(alter table 表名)　　　　　　　表记录　</text:p>
      <text:p text:style-name="P33"><text:span text:style-name="T2">增　　　 <text:s text:c="3"/>add <text:s text:c="62"/></text:span><text:span text:style-name="T3">insert into <text:s/>表名．．</text:span></text:p>
      <text:p text:style-name="P33"><text:span text:style-name="T2">删 <text:s text:c="16"/>drop <text:s text:c="64"/></text:span><text:span text:style-name="T3">delete from 表名</text:span></text:p>
      <text:p text:style-name="P33"><text:span text:style-name="T2">改 <text:s text:c="16"/>modify <text:s text:c="57"/></text:span><text:span text:style-name="T3">update 表名set ...</text:span></text:p>
      <text:p text:style-name="P33"><text:span text:style-name="T2">查　 <text:s text:c="12"/>desc 表名 <text:s text:c="58"/></text:span><text:span text:style-name="T3">select * from 表名</text:span></text:p>
      <text:p text:style-name="P71"/>
      <text:p text:style-name="P71"/>
      <text:p text:style-name="P71"/>
      <text:p text:style-name="P71"/>
      <text:p text:style-name="P33"><text:span text:style-name="T6">３，　</text:span><text:span text:style-name="T3">匹配</text:span><text:span text:style-name="T5">空　和　非空　</text:span></text:p>
      <text:p text:style-name="P72">　１，　空：　is null</text:p>
      <text:p text:style-name="P72"><text:s text:c="4"/>２，　非空：is not null </text:p>
      <text:p text:style-name="P73">练习，　</text:p>
      <text:p text:style-name="P34"><text:span text:style-name="T2">　　</text:span><text:span text:style-name="T8">１，</text:span><text:span text:style-name="T2">查找姓名为null　的蜀国</text:span><text:span text:style-name="T7">男</text:span><text:span text:style-name="T2">英雄信息　</text:span></text:p>
      <text:p text:style-name="P74">select * from sanguo where name is null and country in('蜀国') and sex in('男')</text:p>
      <text:p text:style-name="P35"><text:span text:style-name="T2">　　２</text:span><text:span text:style-name="T9">，</text:span><text:span text:style-name="T2">查找姓名为＇＇的英雄信息</text:span></text:p>
      <text:p text:style-name="P75">　　</text:p>
      <text:p text:style-name="P35"><text:span text:style-name="T10">　　３，在所有蜀国英雄中查找攻击力大于１５０并且名字不为空的英雄攻击值</text:span><text:span text:style-name="T11">　姓名</text:span><text:span text:style-name="T2">　</text:span></text:p>
      <text:p text:style-name="P36"><text:soft-page-break/><text:span text:style-name="T2">　</text:span><text:span text:style-name="T12"> select gongji,name,country from sanguo where gongji&gt;150 and name !='' and country in('蜀国');</text:span></text:p>
      <text:p text:style-name="P74"/>
      <text:p text:style-name="P37"><text:span text:style-name="T2">查找魏蜀</text:span><text:span text:style-name="T13">　两国英雄中攻击力小于２００　并且　防御力　小于　８０的英雄信息　</text:span><text:span text:style-name="T2">　　　</text:span></text:p>
      <text:p text:style-name="P76"><text:s/>select * from sanguo where country not in('吴国') and gongji &lt; 200 and fangyu &lt; 80;</text:p>
      <text:p text:style-name="P76"/>
      <text:p text:style-name="P76"/>
      <text:p text:style-name="P38"><text:span text:style-name="T2">　</text:span><text:span text:style-name="T53">　４　注意　</text:span></text:p>
      <text:p text:style-name="P77">　　　　１，　null 空值　，只能用is <text:s/>is not 去匹配　</text:p>
      <text:p text:style-name="P77">　　　　２，　　＇＇: <text:s/>空字符串，　只能用＝ <text:s/>!= <text:s/>去匹配：</text:p>
      <text:p text:style-name="P77"/>
      <text:p text:style-name="P38"><text:span text:style-name="T2">４</text:span><text:span text:style-name="T14">　模糊查询（like) </text:span></text:p>
      <text:p text:style-name="P78">　　１，where 字段名　like 表达式</text:p>
      <text:p text:style-name="P79">　　２，表达式　</text:p>
      <text:p text:style-name="P79">　　　　１，　_:匹配单个字符　</text:p>
      <text:p text:style-name="P79">　　　　２，　%: 匹配０到多个字符　</text:p>
      <text:p text:style-name="P79">　　３，　练习　</text:p>
      <text:p text:style-name="P79">　　　　select name from sanguo where name like ‘_%_’;匹配两个以上的</text:p>
      <text:p text:style-name="P79"/>
      <text:p text:style-name="P80">　　　　select name from sanguo where name like ‘%’;</text:p>
      <text:p text:style-name="P41"><text:span text:style-name="T2">匹配</text:span><text:span text:style-name="T16">所有,但不包括NULL</text:span></text:p>
      <text:p text:style-name="P39"><text:span text:style-name="T2"><text:s text:c="18"/>select name from sanguo where name like ‘___’;</text:span><text:span text:style-name="T15">三个字符的名字</text:span></text:p>
      <text:p text:style-name="P40"><text:span text:style-name="T15"><text:s text:c="18"/></text:span><text:span text:style-name="T2">select name from sanguo where name like ‘赵%’;</text:span></text:p>
      <text:p text:style-name="P79"/>
      <text:p text:style-name="P76"/>
      <text:p text:style-name="P81">show tables like ‘%r%’; <text:s/>hero </text:p>
      <text:p text:style-name="P81"/>
      <text:p text:style-name="P81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>7，　SQL高级查询　</text:p>
      <text:p text:style-name="P82">　１，总结</text:p>
      <text:p text:style-name="P42"><text:span text:style-name="T2">　　　select … 聚合函数 from 表名 <text:s text:c="8"/></text:span><text:span text:style-name="T18">3</text:span></text:p>
      <text:p text:style-name="P42"><text:span text:style-name="T2"><text:s text:c="14"/>where <text:s text:c="46"/></text:span><text:span text:style-name="T18">1</text:span></text:p>
      <text:p text:style-name="P42"><text:span text:style-name="T2"><text:s text:c="14"/>group by … 　 <text:s text:c="35"/></text:span><text:span text:style-name="T18">2</text:span></text:p>
      <text:p text:style-name="P42"><text:span text:style-name="T2"><text:s text:c="14"/>having……. <text:s text:c="36"/></text:span><text:span text:style-name="T18">4</text:span></text:p>
      <text:p text:style-name="P42"><text:span text:style-name="T2"><text:s text:c="14"/></text:span><text:span text:style-name="T19">o</text:span><text:span text:style-name="T2">rder by……. <text:s text:c="33"/></text:span><text:span text:style-name="T18">5</text:span></text:p>
      <text:p text:style-name="P42"><text:span text:style-name="T2"><text:s text:c="15"/></text:span><text:span text:style-name="T17">l</text:span><text:span text:style-name="T2">imit….; <text:s text:c="41"/></text:span><text:span text:style-name="T18">6</text:span></text:p>
      <text:p text:style-name="P82">　　　　</text:p>
      <text:p text:style-name="P82"/>
      <text:p text:style-name="P115">2 order by : 给查询结果进行排序　</text:p>
      <text:p text:style-name="P43"><text:span text:style-name="T2"><text:s text:c="2"/></text:span><text:span text:style-name="T53"><text:s/>1, order by 字段名　ASC/DESC </text:span></text:p>
      <text:p text:style-name="P83"><text:s text:c="7"/>ASC(默认)：　升序　</text:p>
      <text:p text:style-name="P83">　　DESC ：降序</text:p>
      <text:p text:style-name="P83"/>
      <text:p text:style-name="P83">　３　练习</text:p>
      <text:p text:style-name="P83">　　　１．　将所有英雄按防御值从高到低排序</text:p>
      <text:p text:style-name="P84">　　　　　select * from sanguo order by fangyu desc;</text:p>
      <text:p text:style-name="P84">　　　２，　将蜀国英雄按攻击值从高到低排序　</text:p>
      <text:p text:style-name="P84">　　　</text:p>
      <text:p text:style-name="P84">　　　３，　将魏蜀两国英雄中名字为３个字的　按防御值升序排序　</text:p>
      <text:p text:style-name="P84"/>
      <text:p text:style-name="P84"/>
      <text:p text:style-name="P44"><text:span text:style-name="T53">３　</text:span><text:span text:style-name="T55">limit <text:s/></text:span><text:span text:style-name="T56">（永远放在SQL命令的最后写</text:span><text:span text:style-name="T21">）</text:span></text:p>
      <text:p text:style-name="P44"><text:span text:style-name="T20"><text:s text:c="9"/></text:span><text:span text:style-name="T21">１ 显示查询记录的条数　</text:span></text:p>
      <text:p text:style-name="P85">　　２　用法　</text:p>
      <text:p text:style-name="P85">　　　　limit n; → <text:s/>显示　n 条记录　</text:p>
      <text:p text:style-name="P85">　　　　limit m,n; <text:s text:c="2"/>→ <text:s text:c="3"/>从第m+1条记录开始，显示n条</text:p>
      <text:p text:style-name="P86">　　　３　练习　</text:p>
      <text:p text:style-name="P86"><text:soft-page-break/>　　　　在蜀国英雄中　查找防御值倒数第２名到倒数第四名的英雄姓名　　</text:p>
      <text:p text:style-name="P86">防御　国家</text:p>
      <text:p text:style-name="P86"/>
      <text:p text:style-name="P45"><text:span text:style-name="T2">select name,fangyu,country from sanguo where country in('蜀国') order by fangyu </text:span><text:span text:style-name="T22">asc</text:span><text:span text:style-name="T2"> limit 1,3;</text:span></text:p>
      <text:p text:style-name="P87"/>
      <text:p text:style-name="P46"><text:span text:style-name="T2">2 在所有蜀国名字不为</text:span><text:span text:style-name="T23">null</text:span><text:span text:style-name="T2">英雄中，查找攻击值前三名的英雄的姓名　攻击　和国家　</text:span></text:p>
      <text:p text:style-name="P87"/>
      <text:p text:style-name="P88">select name,gongji,country from sanguo where name is not null and country in('蜀国') <text:s/>order by gongji desc limit 0,3;</text:p>
      <text:p text:style-name="P88"/>
      <text:p text:style-name="P89"><text:s text:c="2"/>4 分页　</text:p>
      <text:p text:style-name="P89">　 <text:s/>每页显示5条记录，显示第４页的内容</text:p>
      <text:p text:style-name="P47"><text:span text:style-name="T2"><text:s text:c="7"/></text:span><text:span text:style-name="T25">每页显示n条记录，显示第m页的内容　</text:span></text:p>
      <text:p text:style-name="P90">　</text:p>
      <text:p text:style-name="P89">　 <text:s text:c="2"/>15条起始　limit 15,5 显示第４页　</text:p>
      <text:p text:style-name="P89"><text:s text:c="4"/>前３页是１５条　</text:p>
      <text:p text:style-name="P89">　 <text:s text:c="4"/>第一页　limit 0,5; </text:p>
      <text:p text:style-name="P89">　 <text:s text:c="4"/>第二页　limit 5,5;</text:p>
      <text:p text:style-name="P89"><text:s text:c="9"/>第三页 <text:s text:c="3"/>limit 10,5;</text:p>
      <text:p text:style-name="P47"><text:span text:style-name="T2"><text:s text:c="9"/>第四页 <text:s text:c="3"/></text:span><text:span text:style-name="T24">limit 15,5;</text:span></text:p>
      <text:p text:style-name="P90">　 <text:s text:c="4"/>第m页　limit (m-1)*n,n</text:p>
      <text:p text:style-name="P88"/>
      <text:p text:style-name="P88"/>
      <text:p text:style-name="P48"><text:span text:style-name="T27">　</text:span><text:span text:style-name="T53">4 聚合函数　</text:span></text:p>
      <text:p text:style-name="P48"><text:span text:style-name="T27">　</text:span><text:span text:style-name="T2"> １　分类　</text:span></text:p>
      <text:p text:style-name="P91"><text:s text:c="6"/>avg(字段名）: <text:s text:c="2"/>求该字段的平均值　</text:p>
      <text:p text:style-name="P91">　 sum(字段名) : <text:s text:c="4"/>求该字段的和　</text:p>
      <text:p text:style-name="P91"><text:s text:c="6"/>max(字段名) : <text:s text:c="3"/>最大值</text:p>
      <text:p text:style-name="P91">　min(字段名)：　最小值</text:p>
      <text:p text:style-name="P91"><text:s text:c="6"/>count(字段名）：　统计该字段记录的个数</text:p>
      <text:p text:style-name="P91">　</text:p>
      <text:p text:style-name="P91">２，练习　</text:p>
      <text:p text:style-name="P91"><text:soft-page-break/>　　１，　所有英雄攻击力最大值　</text:p>
      <text:p text:style-name="P92">　</text:p>
      <text:p text:style-name="P49"><text:span text:style-name="T2">　</text:span><text:span text:style-name="T26">select</text:span><text:span text:style-name="T54"> max(gongji)</text:span><text:span text:style-name="T26"> from sanguo;</text:span></text:p>
      <text:p text:style-name="P50"><text:span text:style-name="T26">| </text:span><text:span text:style-name="T54">max(gongji)</text:span><text:span text:style-name="T26"> |</text:span></text:p>
      <text:p text:style-name="P93">+-------------+</text:p>
      <text:p text:style-name="P93">| <text:s text:c="7"/>1005 |</text:p>
      <text:p text:style-name="P93">+-------------+</text:p>
      <text:p text:style-name="P93"/>
      <text:p text:style-name="P88"/>
      <text:p text:style-name="P94"><text:s/>select max(gongji) as max from sanguo;　起了一个别名</text:p>
      <text:p text:style-name="P94"/>
      <text:p text:style-name="P84"/>
      <text:p text:style-name="P95">+------+</text:p>
      <text:p text:style-name="P95">| max <text:s/>|</text:p>
      <text:p text:style-name="P95">+------+</text:p>
      <text:p text:style-name="P95">| 1005 |</text:p>
      <table:table table:name="表格1" table:style-name="表格1">
        <table:table-column table:style-name="表格1.A"/>
        <table:table-header-rows>
          <table:table-row>
            <table:table-cell table:style-name="表格1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P95"/>
      <text:p text:style-name="P95"/>
      <text:p text:style-name="P95"/>
      <text:p text:style-name="P95"/>
      <text:p text:style-name="P51"><text:span text:style-name="T2">5，</text:span><text:span text:style-name="T53">Group by : <text:s/>给查询的结果进行分组　</text:span></text:p>
      <text:p text:style-name="P96">　１，查询三国表中都有哪些国家　</text:p>
      <text:p text:style-name="P96">　　　select country from sanguo group by country;</text:p>
      <text:p text:style-name="P96">+---------+</text:p>
      <text:p text:style-name="P96">| country |</text:p>
      <text:p text:style-name="P96">+---------+</text:p>
      <text:p text:style-name="P96">| 吴国 <text:s text:c="3"/>|</text:p>
      <text:p text:style-name="P96">| 蜀国 <text:s text:c="3"/>|</text:p>
      <text:p text:style-name="P96">| 魏国 <text:s text:c="3"/>|</text:p>
      <text:p text:style-name="P96">+---------+</text:p>
      <text:p text:style-name="P96">3 rows in set (0.01 sec)</text:p>
      <text:p text:style-name="P96"/>
      <text:p text:style-name="P97">　２，计算每个国家的平均攻击力　</text:p>
      <text:p text:style-name="P98">select country,avg(gongji) from sanguo group by country;</text:p>
      <text:p text:style-name="P97"/>
      <text:p text:style-name="P99"><text:soft-page-break/>先分组　再聚合　　再去重　</text:p>
      <text:p text:style-name="P52"><text:span text:style-name="T2">蜀国　　　200</text:span><text:span text:style-name="T28">　　　蜀国</text:span></text:p>
      <text:p text:style-name="P99">蜀国</text:p>
      <text:p text:style-name="P99">蜀国</text:p>
      <text:p text:style-name="P99">魏国</text:p>
      <text:p text:style-name="P52"><text:span text:style-name="T2">魏国　　200</text:span><text:span text:style-name="T28">　　　魏国</text:span></text:p>
      <text:p text:style-name="P52"><text:span text:style-name="T2">吴国　　100</text:span><text:span text:style-name="T28">　　　吴国</text:span></text:p>
      <text:p text:style-name="P52"><text:span text:style-name="T28">先分组</text:span><text:span text:style-name="T29">再聚合函数　再去重</text:span><text:span text:style-name="T30">　　聚合是根据每组进行聚合　有多少组聚合多少东西</text:span></text:p>
      <text:p text:style-name="P100"/>
      <text:p text:style-name="P53"><text:span text:style-name="T30">３</text:span><text:span text:style-name="T2">　注意　</text:span></text:p>
      <text:p text:style-name="P101">　１　select 之后的字段名如果没有在group by之后出现，则必须要对该字段进行聚合处理</text:p>
      <text:p text:style-name="P101"/>
      <text:p text:style-name="P101"/>
      <text:p text:style-name="P102">　４，查找所有国家中英雄数量最多的前两名　</text:p>
      <text:p text:style-name="P103">select country,count(id) from sanguo group by country order by count(id) desc limit 0,2;</text:p>
      <text:p text:style-name="P103"/>
      <text:p text:style-name="P104">country as 变量名字</text:p>
      <text:p text:style-name="P104"/>
      <text:p text:style-name="P104"/>
      <text:p text:style-name="P104"/>
      <text:p text:style-name="P105">6 , having 语句　 </text:p>
      <text:p text:style-name="P105"><text:s text:c="6"/>１　作用　：　　对查询的结果进行进一步的筛选</text:p>
      <text:p text:style-name="P105">　 <text:s/>２　练习　　having avg(gongji) </text:p>
      <text:p text:style-name="P105"><text:s text:c="15"/>1 找出平均攻击力大于105的国家的前两名，显示国家名和</text:p>
      <text:p text:style-name="P105">平均攻击力</text:p>
      <text:p text:style-name="P105">　　</text:p>
      <text:p text:style-name="P54"><text:span text:style-name="T2">　　</text:span><text:span text:style-name="T31">where 只能操作实际存在的字段</text:span></text:p>
      <text:p text:style-name="P106"/>
      <text:p text:style-name="P106"/>
      <text:p text:style-name="P106"/>
      <text:p text:style-name="P54"><text:span text:style-name="T31">１　</text:span><text:span text:style-name="T32">having 语句通常和group by语句联合使用　，过滤由group by 语句返回的记录集</text:span></text:p>
      <text:p text:style-name="P107"><text:soft-page-break/>２．where 只能操作表中实际存在字段，having 语句可操作由聚合函数生成的显示列</text:p>
      <text:p text:style-name="P107"/>
      <text:p text:style-name="P107"/>
      <text:p text:style-name="P107"/>
      <text:p text:style-name="P107"/>
      <text:p text:style-name="P55"><text:span text:style-name="T32">s</text:span><text:span text:style-name="T2">elect </text:span><text:span text:style-name="T33">user_id <text:s text:c="2"/>count(comment_id) as c from comment </text:span><text:span text:style-name="T34">group by </text:span><text:span text:style-name="T33">user_id </text:span><text:span text:style-name="T34"><text:s text:c="2"/></text:span><text:span text:style-name="T35">order by c DESC limit</text:span><text:span text:style-name="T36">0,</text:span><text:span text:style-name="T35">10;</text:span></text:p>
      <text:p text:style-name="P108"/>
      <text:p text:style-name="P108"/>
      <text:p text:style-name="P108"/>
      <text:p text:style-name="P56"><text:span text:style-name="T35">本</text:span><text:span text:style-name="T2">站发表的所有评论数最多的用户及评论数　，　并按评论数从高到低排序</text:span></text:p>
      <text:p text:style-name="P57"><text:span text:style-name="T2">select </text:span><text:span text:style-name="T37">user_id</text:span><text:span text:style-name="T2"> count(</text:span><text:span text:style-name="T38">user_</text:span><text:span text:style-name="T2">id) as c from comment group by </text:span><text:span text:style-name="T39">user_id</text:span><text:span text:style-name="T2"> order by c ;</text:span></text:p>
      <text:p text:style-name="P109"/>
      <text:p text:style-name="P58"><text:span text:style-name="T2">select user_id <text:s text:c="6"/>count(id) </text:span><text:span text:style-name="T40">as c</text:span><text:span text:style-name="T2"> from comment group by user_id <text:s/></text:span><text:span text:style-name="T40">order by c;</text:span></text:p>
      <text:p text:style-name="P110"/>
      <text:p text:style-name="P110"/>
      <text:p text:style-name="P111">+------+------------+---------+</text:p>
      <text:p text:style-name="P111">| id <text:s text:c="2"/>| article_id | user_id |</text:p>
      <text:p text:style-name="P111">+------+------------+---------+</text:p>
      <text:p text:style-name="P111">| <text:s text:c="3"/>1 | <text:s text:c="5"/>10000 | <text:s text:c="2"/>10000 |</text:p>
      <text:p text:style-name="P111">| <text:s text:c="3"/>2 | <text:s text:c="5"/>10001 | <text:s text:c="2"/>10001 |</text:p>
      <text:p text:style-name="P111">| <text:s text:c="3"/>3 | <text:s text:c="5"/>10002 | <text:s text:c="2"/>10000 |</text:p>
      <text:p text:style-name="P111">| <text:s text:c="3"/>4 | <text:s text:c="5"/>10003 | <text:s text:c="2"/>10015 |</text:p>
      <text:p text:style-name="P111">| <text:s text:c="3"/>5 | <text:s text:c="5"/>10004 | <text:s text:c="2"/>10006 |</text:p>
      <text:p text:style-name="P111">| <text:s text:c="3"/>6 | <text:s text:c="5"/>10025 | <text:s text:c="2"/>10006 |</text:p>
      <text:p text:style-name="P111">| <text:s text:c="3"/>7 | <text:s text:c="5"/>10009 | <text:s text:c="2"/>10000 |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Table_20_Contents"/>
              <text:p text:style-name="Table_20_Contents"/>
            </table:table-cell>
            <table:table-cell table:style-name="表格2.A1" office:value-type="string">
              <text:p text:style-name="Table_20_Contents"/>
            </table:table-cell>
            <table:table-cell table:style-name="表格2.C1" office:value-type="string">
              <text:p text:style-name="Table_20_Contents"/>
            </table:table-cell>
          </table:table-row>
        </table:table-header-rows>
      </table:table>
      <text:p text:style-name="P112">select user_id,count(id) from comment group by user_id order by count(id)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09:03:04.519632591</meta:creation-date>
    <dc:date>2018-08-30T23:54:49.601602517</dc:date>
    <meta:editing-duration>PT10H18M3S</meta:editing-duration>
    <meta:editing-cycles>124</meta:editing-cycles>
    <meta:generator>LibreOffice/5.1.6.2$Linux_X86_64 LibreOffice_project/10m0$Build-2</meta:generator>
    <meta:document-statistic meta:table-count="2" meta:image-count="0" meta:object-count="0" meta:page-count="11" meta:paragraph-count="255" meta:word-count="2425" meta:character-count="7009" meta:non-whitespace-character-count="4983"/>
  </office:meta>
</office:document-meta>
</file>